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017a" officeooo:paragraph-rsid="0001e1e8"/>
    </style:style>
    <style:style style:name="P2" style:family="paragraph" style:parent-style-name="Standard" style:list-style-name="L6">
      <style:text-properties officeooo:rsid="0002017a" officeooo:paragraph-rsid="0001e1e8"/>
    </style:style>
    <style:style style:name="P3" style:family="paragraph" style:parent-style-name="Standard" style:list-style-name="L7">
      <style:text-properties officeooo:rsid="0002017a" officeooo:paragraph-rsid="0001e1e8"/>
    </style:style>
    <style:style style:name="P4" style:family="paragraph" style:parent-style-name="Standard">
      <style:text-properties officeooo:rsid="0002017a" officeooo:paragraph-rsid="0001e1e8"/>
    </style:style>
    <style:style style:name="P5" style:family="paragraph" style:parent-style-name="Standard" style:list-style-name="L1">
      <style:text-properties officeooo:rsid="00045e6b" officeooo:paragraph-rsid="0001e1e8"/>
    </style:style>
    <style:style style:name="P6" style:family="paragraph" style:parent-style-name="Standard" style:list-style-name="L6">
      <style:text-properties officeooo:rsid="00029124" officeooo:paragraph-rsid="00029124"/>
    </style:style>
    <style:style style:name="P7" style:family="paragraph" style:parent-style-name="Standard" style:list-style-name="L1">
      <style:text-properties officeooo:rsid="00029124" officeooo:paragraph-rsid="00029124"/>
    </style:style>
    <style:style style:name="P8" style:family="paragraph" style:parent-style-name="Standard" style:list-style-name="L1">
      <style:text-properties officeooo:paragraph-rsid="0001e1e8"/>
    </style:style>
    <style:style style:name="T1" style:family="text">
      <style:text-properties officeooo:rsid="00037d9b"/>
    </style:style>
    <style:style style:name="T2" style:family="text">
      <style:text-properties style:text-underline-style="solid" style:text-underline-width="auto" style:text-underline-color="font-color" officeooo:rsid="00037d9b"/>
    </style:style>
    <style:style style:name="T3" style:family="text">
      <style:text-properties style:text-underline-style="solid" style:text-underline-width="auto" style:text-underline-color="font-color" officeooo:rsid="00037d9b" fo:background-color="#fff200" loext:char-shading-value="0"/>
    </style:style>
    <style:style style:name="T4" style:family="text">
      <style:text-properties style:text-underline-style="solid" style:text-underline-width="auto" style:text-underline-color="font-color" officeooo:rsid="00037d9b" fo:background-color="#fff200" loext:char-shading-value="0"/>
    </style:style>
    <style:style style:name="T5" style:family="text">
      <style:text-properties officeooo:rsid="00045e6b"/>
    </style:style>
    <style:style style:name="T6" style:family="text">
      <style:text-properties officeooo:rsid="00029124"/>
    </style:style>
    <style:style style:name="T7" style:family="text">
      <style:text-properties officeooo:rsid="0002017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32317777" text:style-name="L1">
        <text:list-item>
          <text:p text:style-name="P1">Create <text:span text:style-name="T6">below files in local system</text:span></text:p>
        </text:list-item>
      </text:list>
      <text:list xml:id="list4085883882" text:style-name="L6">
        <text:list-item>
          <text:p text:style-name="P2">Dockerfile</text:p>
          <text:list>
            <text:list-item>
              <text:p text:style-name="P2">index.yml/<text:span text:style-name="T6">website folder</text:span></text:p>
            </text:list-item>
          </text:list>
        </text:list-item>
        <text:list-item>
          <text:p text:style-name="P2">deployment.yml</text:p>
        </text:list-item>
        <text:list-item>
          <text:p text:style-name="P2">service.yml</text:p>
        </text:list-item>
        <text:list-item>
          <text:p text:style-name="P6">service-principal</text:p>
        </text:list-item>
      </text:list>
      <text:p text:style-name="P4"/>
      <text:p text:style-name="P4"/>
      <text:list xml:id="list152253684697885" text:continue-list="list1032317777" text:style-name="L1">
        <text:list-item>
          <text:p text:style-name="P7">Add these in github</text:p>
        </text:list-item>
        <text:list-item>
          <text:p text:style-name="P1">Build pipeline</text:p>
        </text:list-item>
        <text:list-item>
          <text:p text:style-name="P8"><text:span text:style-name="T7">choose: Repo from </text:span><text:span text:style-name="T2">Azure DevOps Repo </text:span><text:span text:style-name="T1">or try from </text:span><text:span text:style-name="T4">Github</text:span></text:p>
        </text:list-item>
        <text:list-item>
          <text:p text:style-name="P1">choose <text:span text:style-name="T5">Template</text:span>: docker with push and pull</text:p>
        </text:list-item>
      </text:list>
      <text:list xml:id="list95742702" text:style-name="L7">
        <text:list-item>
          <text:p text:style-name="P3">provide ACR info and Release pipeline</text:p>
        </text:list-item>
      </text:list>
      <text:list xml:id="list152254224828787" text:continue-list="list152253684697885" text:style-name="L1">
        <text:list-item>
          <text:p text:style-name="P5">NOTE: Ci pipeline will always trigger whenever code is commit</text:p>
        </text:list-item>
        <text:list-item>
          <text:p text:style-name="P1">g</text:p>
        </text:list-item>
        <text:list-item>
          <text:p text:style-name="P1">g</text:p>
        </text:list-item>
        <text:list-item>
          <text:p text:style-name="P1">g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4-03T15:19:19.584000000</dc:date>
    <meta:editing-duration>PT4M13S</meta:editing-duration>
    <meta:editing-cycles>2</meta:editing-cycles>
    <meta:document-statistic meta:table-count="0" meta:image-count="0" meta:object-count="0" meta:page-count="1" meta:paragraph-count="16" meta:word-count="70" meta:character-count="367" meta:non-whitespace-character-count="328"/>
  </office:meta>
</office:document-meta>
</file>